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3.3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Description</text:p>
          </table:table-cell>
          <table:table-cell table:style-name="ce9"/>
          <table:table-cell table:style-name="ce9" office:value-type="string" calcext:value-type="string">
            <text:p>top-left to bottom-left</text:p>
          </table:table-cell>
          <table:table-cell table:style-name="ce9" table:number-columns-repeated="3"/>
          <table:table-cell/>
          <table:table-cell table:style-name="ce9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BBBBBBBBBBBBBBBBPPPPBBBBBBBUUUUUUNNUUUUUUUPP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U_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PU_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PPBBBBBBBBBBBBBBBBPPPPBBBBBBBBBBBBBBBBBBUUPP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PU_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PU_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PPUUUBBBBBUUUUUUUUBBBBBBBBBBBBBBBBBBUPAAAAPP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PU_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PU_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PPUUUUBBUUUUUUUUUUUUPPPPBBBBBBBBBBBBBBBBBBPP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PU_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PU_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P=Power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PU_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B=3 lines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PU_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U=1 line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PU_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A=Analog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PU_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PU_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From schematic symbol: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PU_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PU_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PU_A1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CC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PU_A1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PU_A1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U_A1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PU_A2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PU_A2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PU_A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 DMA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PU_A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 DMA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25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619_28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619_29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619_3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619_3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619_3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oes to the cart slot and ext connector, serves as cart ROM and UM6650 /CE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PU_UD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68k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1">CPU_</text:span>LD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68k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RAM_HSEL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RAM_LSEL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PU_IPL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terrupts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PU_IPL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PU_IPL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NDRAM_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Why bidir ?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NDRAM_A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NDRAM_A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NDRAM_A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NDRAM_A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NDRAM_A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NDRAM_A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NDRAM_A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DRAM_A8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NDRAM_A9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NDRAM_A1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NDRAM_A1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NDRAM_A1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NDRAM_A1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NDRAM_A1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CC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NDRAM_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NDRAM_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NDRAM_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NDRAM_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NDRAM_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NDRAM_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NDRAM_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NDRAM_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P1_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P1_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NDRAM_WE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NDRAM_OE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619_8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Y2_4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619_86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619_87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6619_88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2_6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Y2_9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6619_9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Y2_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lk ?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Y2_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 ?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OY2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atch ?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Y1_CLK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Y1_DATA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Y1_LATCH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GND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UDIO_L</text:p>
          </table:table-cell>
          <table:table-cell office:value-type="string" calcext:value-type="string">
            <text:p>ANA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UDIO_R</text:p>
          </table:table-cell>
          <table:table-cell office:value-type="string" calcext:value-type="string">
            <text:p>ANA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VCC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Last bottom-right to top-right</text:p>
          </table:table-cell>
          <table:table-cell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 ?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PU_CLK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619_124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SET_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ysical button to ground</text:p>
          </table:table-cell>
          <table:table-cell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PU_RESE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68k</text:p>
          </table:table-cell>
          <table:table-cell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PU_HAL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68k</text:p>
          </table:table-cell>
          <table:table-cell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PU_BGA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s acknowledge</text:p>
          </table:table-cell>
          <table:table-cell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PU_B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us grant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PU_B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s request</text:p>
          </table:table-cell>
          <table:table-cell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619_13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P2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619_134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PU_FC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unction code</text:p>
          </table:table-cell>
          <table:table-cell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PU_FC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PU_FC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PU_VP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68k</text:p>
          </table:table-cell>
          <table:table-cell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PU_DTA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68k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CC</text:p>
          </table:table-cell>
          <table:table-cell table:number-columns-repeated="1638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U_W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PU_A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MA</text:p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PU_D1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PU_D1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PU_D1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PU_D1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PU_D1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PU_D1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PU_D9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PU_D8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PU_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PU_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PU_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PU_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PU_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PU_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PU_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PU_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number-columns-repeated="16382"/>
        </table:table-row>
        <table:table-row table:style-name="ro1" table:number-rows-repeated="10484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3-09-06T06:11:47.815000000</dc:date>
    <meta:editing-duration>P31DT1H33M59S</meta:editing-duration>
    <meta:editing-cycles>24</meta:editing-cycles>
    <meta:generator>LibreOffice/7.4.1.2$Windows_X86_64 LibreOffice_project/3c58a8f3a960df8bc8fd77b461821e42c061c5f0</meta:generator>
    <meta:document-statistic meta:table-count="1" meta:cell-count="521" meta:object-count="0"/>
  </office:meta>
</office:document-meta>
</file>